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l.State/Uts</text:p>
          </table:table-cell>
          <table:table-cell office:value-type="string" calcext:value-type="string">
            <text:p>Total strength</text:p>
          </table:table-cell>
          <table:table-cell office:value-type="string" calcext:value-type="string">
            <text:p>Police per 100 sq_kms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82372" calcext:value-type="float">
            <text:p>82372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5368" calcext:value-type="float">
            <text:p>5368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4371" calcext:value-type="float">
            <text:p>54371</text:p>
          </table:table-cell>
          <table:table-cell office:value-type="float" office:value="69.31" calcext:value-type="float">
            <text:p>69.3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84436" calcext:value-type="float">
            <text:p>84436</text:p>
          </table:table-cell>
          <table:table-cell office:value-type="float" office:value="89.67" calcext:value-type="float">
            <text:p>89.67</text:p>
          </table:table-cell>
        </table:table-row>
        <table:table-row table:style-name="ro1">
          <table:table-cell office:value-type="string" calcext:value-type="string">
            <text:p>Chhatisgarh</text:p>
          </table:table-cell>
          <table:table-cell office:value-type="float" office:value="24994" calcext:value-type="float">
            <text:p>24994</text:p>
          </table:table-cell>
          <table:table-cell office:value-type="float" office:value="18.49" calcext:value-type="float">
            <text:p>18.49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4029" calcext:value-type="float">
            <text:p>4029</text:p>
          </table:table-cell>
          <table:table-cell office:value-type="float" office:value="108.83" calcext:value-type="float">
            <text:p>108.83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63475" calcext:value-type="float">
            <text:p>63475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42656" calcext:value-type="float">
            <text:p>42656</text:p>
          </table:table-cell>
          <table:table-cell office:value-type="float" office:value="96.48" calcext:value-type="float">
            <text:p>96.48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4060" calcext:value-type="float">
            <text:p>14060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59037" calcext:value-type="float">
            <text:p>59037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33119" calcext:value-type="float">
            <text:p>33119</text:p>
          </table:table-cell>
          <table:table-cell office:value-type="float" office:value="41.55" calcext:value-type="float">
            <text:p>41.55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65106" calcext:value-type="float">
            <text:p>65106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52716" calcext:value-type="float">
            <text:p>52716</text:p>
          </table:table-cell>
          <table:table-cell office:value-type="float" office:value="135.65" calcext:value-type="float">
            <text:p>135.65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70774" calcext:value-type="float">
            <text:p>70774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table:style-name="ce1" office:value-type="string" calcext:value-type="string">
            <text:p>Maharashtra</text:p>
          </table:table-cell>
          <table:table-cell office:value-type="float" office:value="159888" calcext:value-type="float">
            <text:p>159888</text:p>
          </table:table-cell>
          <table:table-cell office:value-type="float" office:value="51.96" calcext:value-type="float">
            <text:p>51.96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13634" calcext:value-type="float">
            <text:p>13634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12362" calcext:value-type="float">
            <text:p>12362</text:p>
          </table:table-cell>
          <table:table-cell office:value-type="float" office:value="55.12" calcext:value-type="float">
            <text:p>55.12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8011" calcext:value-type="float">
            <text:p>8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6006" calcext:value-type="float">
            <text:p>16006</text:p>
          </table:table-cell>
          <table:table-cell office:value-type="float" office:value="96.54" calcext:value-type="float">
            <text:p>96.54</text:p>
          </table:table-cell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37218" calcext:value-type="float">
            <text:p>3721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70294" calcext:value-type="float">
            <text:p>70294</text:p>
          </table:table-cell>
          <table:table-cell office:value-type="float" office:value="139.58" calcext:value-type="float">
            <text:p>139.58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70341" calcext:value-type="float">
            <text:p>70341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3479" calcext:value-type="float">
            <text:p>3479</text:p>
          </table:table-cell>
          <table:table-cell office:value-type="float" office:value="49.03" calcext:value-type="float">
            <text:p>49.03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91779" calcext:value-type="float">
            <text:p>91779</text:p>
          </table:table-cell>
          <table:table-cell office:value-type="float" office:value="70.57" calcext:value-type="float">
            <text:p>70.57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7476" calcext:value-type="float">
            <text:p>17476</text:p>
          </table:table-cell>
          <table:table-cell office:value-type="float" office:value="166.66" calcext:value-type="float">
            <text:p>166.6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54874" calcext:value-type="float">
            <text:p>154874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string" calcext:value-type="string">
            <text:p>Uttaranchal</text:p>
          </table:table-cell>
          <table:table-cell office:value-type="float" office:value="12667" calcext:value-type="float">
            <text:p>12667</text:p>
          </table:table-cell>
          <table:table-cell office:value-type="float" office:value="23.68" calcext:value-type="float">
            <text:p>23.68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57409" calcext:value-type="float">
            <text:p>57409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string" calcext:value-type="string">
            <text:p>A &amp; N Islands</text:p>
          </table:table-cell>
          <table:table-cell office:value-type="float" office:value="2682" calcext:value-type="float">
            <text:p>2682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4609" calcext:value-type="float">
            <text:p>4609</text:p>
          </table:table-cell>
          <table:table-cell office:value-type="float" office:value="4042.98" calcext:value-type="float">
            <text:p>4042.98</text:p>
          </table:table-cell>
        </table:table-row>
        <table:table-row table:style-name="ro1">
          <table:table-cell office:value-type="string" calcext:value-type="string">
            <text:p>D&amp;N Haveli</text:p>
          </table:table-cell>
          <table:table-cell office:value-type="float" office:value="213" calcext:value-type="float">
            <text:p>213</text:p>
          </table:table-cell>
          <table:table-cell office:value-type="float" office:value="43.38" calcext:value-type="float">
            <text:p>43.38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office:value-type="float" office:value="264" calcext:value-type="float">
            <text:p>264</text:p>
          </table:table-cell>
          <table:table-cell office:value-type="float" office:value="235.71" calcext:value-type="float">
            <text:p>235.71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57005" calcext:value-type="float">
            <text:p>57005</text:p>
          </table:table-cell>
          <table:table-cell office:value-type="float" office:value="3843.9" calcext:value-type="float">
            <text:p>3843.9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351" calcext:value-type="float">
            <text:p>351</text:p>
          </table:table-cell>
          <table:table-cell office:value-type="float" office:value="1096.88" calcext:value-type="float">
            <text:p>1096.88</text:p>
          </table:table-cell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2686" calcext:value-type="float">
            <text:p>2686</text:p>
          </table:table-cell>
          <table:table-cell office:value-type="float" office:value="559.58" calcext:value-type="float">
            <text:p>559.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 O T A L</text:p>
          </table:table-cell>
          <table:table-cell office:value-type="float" office:value="1449761" calcext:value-type="float">
            <text:p>1449761</text:p>
          </table:table-cell>
          <table:table-cell office:value-type="float" office:value="45.79" calcext:value-type="float">
            <text:p>45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7:39:29.440654289</meta:creation-date>
    <dc:date>2016-04-09T17:55:28.893733512</dc:date>
    <meta:editing-duration>P0D</meta:editing-duration>
    <meta:editing-cycles>1</meta:editing-cycles>
    <meta:document-statistic meta:table-count="1" meta:cell-count="111" meta:object-count="0"/>
    <meta:generator>LibreOffice/4.2.4.2$Linux_X86_64 LibreOffice_project/420m0$Build-2</meta:generator>
  </office:meta>
</office:document-meta>
</file>